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41.1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213.05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323.46pt"/>
    </style:style>
    <style:style style:name="co7" style:family="table-column">
      <style:table-column-properties fo:break-before="auto" style:column-width="255.49pt"/>
    </style:style>
    <style:style style:name="co8" style:family="table-column">
      <style:table-column-properties fo:break-before="auto" style:column-width="179.86pt"/>
    </style:style>
    <style:style style:name="co9" style:family="table-column">
      <style:table-column-properties fo:break-before="auto" style:column-width="171.35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124.24pt"/>
    </style:style>
    <style:style style:name="co12" style:family="table-column">
      <style:table-column-properties fo:break-before="auto" style:column-width="117.3pt"/>
    </style:style>
    <style:style style:name="co13" style:family="table-column">
      <style:table-column-properties fo:break-before="auto" style:column-width="95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31.29pt" fo:break-before="auto" style:use-optimal-row-height="false"/>
    </style:style>
    <style:style style:name="ro6" style:family="table-row">
      <style:table-row-properties style:row-height="275.36pt" fo:break-before="auto" style:use-optimal-row-height="false"/>
    </style:style>
    <style:style style:name="ro7" style:family="table-row">
      <style:table-row-properties style:row-height="262.66pt" fo:break-before="auto" style:use-optimal-row-height="false"/>
    </style:style>
    <style:style style:name="ro8" style:family="table-row">
      <style:table-row-properties style:row-height="51.45pt" fo:break-before="auto" style:use-optimal-row-height="false"/>
    </style:style>
    <style:style style:name="ro9" style:family="table-row">
      <style:table-row-properties style:row-height="49.95pt" fo:break-before="auto" style:use-optimal-row-height="false"/>
    </style:style>
    <style:style style:name="ro10" style:family="table-row">
      <style:table-row-properties style:row-height="50.71pt" fo:break-before="auto" style:use-optimal-row-height="false"/>
    </style:style>
    <style:style style:name="ro11" style:family="table-row">
      <style:table-row-properties style:row-height="66.39pt" fo:break-before="auto" style:use-optimal-row-height="false"/>
    </style:style>
    <style:style style:name="ro12" style:family="table-row">
      <style:table-row-properties style:row-height="65.65pt" fo:break-before="auto" style:use-optimal-row-height="false"/>
    </style:style>
    <style:style style:name="ro13" style:family="table-row">
      <style:table-row-properties style:row-height="64.91pt" fo:break-before="auto" style:use-optimal-row-height="false"/>
    </style:style>
    <style:style style:name="ro14" style:family="table-row">
      <style:table-row-properties style:row-height="64.15pt" fo:break-before="auto" style:use-optimal-row-height="false"/>
    </style:style>
    <style:style style:name="ro15" style:family="table-row">
      <style:table-row-properties style:row-height="81.3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lBattar" fo:font-size="12pt" fo:font-style="normal" fo:text-shadow="none" style:text-underline-style="none" fo:font-weight="normal" style:font-size-asian="12pt" style:font-style-asian="normal" style:font-weight-asian="normal" style:font-name-complex="AlBattar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</style:style>
    <style:style style:name="T1" style:family="text">
      <style:text-properties fo:color="#000000"/>
    </style:style>
    <style:style style:name="T2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name-complex="Arial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fo:font-size="12pt" style:font-size-asian="12pt" style:font-size-complex="12pt"/>
    </style:style>
    <style:style style:name="T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/>
    </style:style>
    <style:style style:name="T5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 Regular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2pt" style:font-name="Arial" fo:color="#0000ff"/>
    </style:style>
    <style:style style:name="T6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use-window-font-color="true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8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fo:color="#0000ff"/>
    </style:style>
    <style:style style:name="T9" style:family="text">
      <style:text-properties style:text-overline-style="none" style:text-overline-color="font-color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language-asian="zh" style:country-asian="CN" style:use-window-font-color="true"/>
    </style:style>
    <style:style style:name="T10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11" style:family="text">
      <style:text-properties style:text-overline-style="none" style:text-overline-color="font-color" style:font-name="Ari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11" table:default-cell-style-name="ce4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5" office:value-type="string" calcext:value-type="string">
            <text:p>Facebook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Module Name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table:style-name="ce5" office:value-type="string" calcext:value-type="string">
            <text:p>Slobodan Zivic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" office:value-type="string" calcext:value-type="string">
            <text:p>Creation Date</text:p>
          </table:table-cell>
          <table:table-cell table:style-name="ce5" office:value-type="string" calcext:value-type="string">
            <text:p>27.12.2020.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Reviewed By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1" office:value-type="string" calcext:value-type="string">
            <text:p>Reviewed Date</text:p>
          </table:table-cell>
          <table:table-cell table:style-name="ce6"/>
          <table:table-cell table:style-name="ce9"/>
          <table:table-cell table:number-columns-repeated="1021"/>
        </table:table-row>
        <table:table-row table:style-name="ro5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Scenario 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Pre-conditions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 Status</text:p>
          </table:table-cell>
          <table:table-cell table:style-name="ce2" office:value-type="string" calcext:value-type="string">
            <text:p>Executed By</text:p>
          </table:table-cell>
          <table:table-cell table:style-name="ce2" office:value-type="string" calcext:value-type="string">
            <text:p>Executed Date</text:p>
          </table:table-cell>
          <table:table-cell table:style-name="ce17" office:value-type="string" calcext:value-type="string">
            <text:p>Comments (if any)</text:p>
          </table:table-cell>
          <table:table-cell table:number-columns-repeated="1011"/>
        </table:table-row>
        <table:table-row table:style-name="ro6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1</text:p>
          </table:table-cell>
          <table:table-cell table:style-name="ce32" office:value-type="string" calcext:value-type="string">
            <text:p><text:span text:style-name="T1">Open </text:span><text:span text:style-name="T1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valid data</text:p>
          </table:table-cell>
          <table:table-cell table:style-name="ce36" office:value-type="string" calcext:value-type="string">
            <text:p><text:span text:style-name="T4">1.Go to </text:span><text:span text:style-name="T5">www.facebook.com</text:span></text:p>
            <text:p><text:span text:style-name="T6">2.Click on “Create New Account ” button</text:span></text:p>
            <text:p><text:span text:style-name="T6">3.You will see Sign up form</text:span></text:p>
            <text:p><text:span text:style-name="T6">4.Enter First Name (required field)</text:span></text:p>
            <text:p><text:span text:style-name="T6">5.Enter Surname (required field)</text:span></text:p>
            <text:p><text:span text:style-name="T6">6.Enter Email address (required field )</text:span></text:p>
            <text:p><text:span text:style-name="T6">7.Re-enter email address (required field)</text:span></text:p>
            <text:p><text:span text:style-name="T6">8.Enter new password (required field)</text:span></text:p>
            <text:p><text:span text:style-name="T6">9.Set date of birth ( Day / Month / Year )</text:span></text:p>
            <text:p><text:span text:style-name="T6">10.Set Gender (required field) </text:span></text:p>
            <text:p><text:span text:style-name="T6">11.Click on Sign up button</text:span></text:p>
            <text:p><text:span text:style-name="T6">12.Enter code from your email</text:span></text:p>
            <text:p><text:span text:style-name="T6">13.Click on Continue button</text:span></text:p>
            <text:p><text:span text:style-name="T6">14.Click on OK button</text:span></text:p>
            <text:p><text:span text:style-name="T6">15.You will see Message account confirmed</text:span></text:p>
            <text:p><text:span text:style-name="T7">(You have successfully confirmed your account with the email </text:span><text:span text:style-name="T8">dominicpeterson77@gmail.com</text:span><text:span text:style-name="T9">. You will use this email address to log in.)</text:span></text:p>
          </table:table-cell>
          <table:table-cell table:style-name="ce37" office:value-type="string" calcext:value-type="string">
            <text:p><text:span text:style-name="T10">E-mail:</text:span><text:span text:style-name="T11"> dominicpeterson77@gmail.com</text:span></text:p>
            <text:p><text:span text:style-name="T10">FirstName: </text:span><text:span text:style-name="T11">Dominic</text:span></text:p>
            <text:p><text:span text:style-name="T10">Surname:</text:span><text:span text:style-name="T11"> Peterson</text:span></text:p>
            <text:p><text:span text:style-name="T10">NewPassword:</text:span><text:span text:style-name="T11"> Pdominic567</text:span></text:p>
            <text:p><text:span text:style-name="T10">DateOfBirth:</text:span><text:span text:style-name="T11"> 06.07.1987.</text:span></text:p>
            <text:p><text:span text:style-name="T10">FBCodeFromYourEmal:</text:span><text:span text:style-name="T11"> FB-66160</text:span></text:p>
          </table:table-cell>
          <table:table-cell table:number-columns-repeated="2" table:style-name="ce26" office:value-type="string" calcext:value-type="string">
            <text:p>New Facebook account is succesfully created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7">
          <table:table-cell table:style-name="ce21" office:value-type="string" calcext:value-type="string">
            <text:p>TS_FB_001</text:p>
          </table:table-cell>
          <table:table-cell table:style-name="ce26" office:value-type="string" calcext:value-type="string">
            <text:p>Create new account on Facebook</text:p>
          </table:table-cell>
          <table:table-cell table:style-name="ce30" office:value-type="string" calcext:value-type="string">
            <text:p>TC_FB_002</text:p>
          </table:table-cell>
          <table:table-cell table:style-name="ce26" office:value-type="string" calcext:value-type="string">
            <text:p><text:span text:style-name="T2"> </text:span><text:span text:style-name="T3">Open </text:span><text:span text:style-name="T3"><text:a xlink:href="http://www.facebook.com/" xlink:type="simple">www.facebook.com</text:a></text:span></text:p>
          </table:table-cell>
          <table:table-cell table:style-name="ce26" office:value-type="string" calcext:value-type="string">
            <text:p>Create new account on Facebook with invalid email</text:p>
          </table:table-cell>
          <table:table-cell table:style-name="ce37" office:value-type="string" calcext:value-type="string">
            <text:p><text:span text:style-name="T4">1.Go to </text:span><text:span text:style-name="T5">www.facebook.com</text:span></text:p>
            <text:p><text:span text:style-name="T6">2.Click on “Create New Account ” button</text:span></text:p>
            <text:p><text:span text:style-name="T6">3.You will see Sign up form</text:span></text:p>
            <text:p><text:span text:style-name="T6">4.Enter First Name (required field)</text:span></text:p>
            <text:p><text:span text:style-name="T6">5.Enter Surname (required field)</text:span></text:p>
            <text:p><text:span text:style-name="T6">6.Enter invalid Email address (required field )</text:span></text:p>
            <text:p><text:span text:style-name="T6">7.Re-enter email address (required field)</text:span></text:p>
            <text:p><text:span text:style-name="T6">8.Enter new password (required field)</text:span></text:p>
            <text:p><text:span text:style-name="T6">9.Set date of birth ( Day / Month / Year )</text:span></text:p>
            <text:p><text:span text:style-name="T6">10.Set Gender (required field) </text:span></text:p>
            <text:p><text:span text:style-name="T6">11.Click on Sign up button</text:span></text:p>
            <text:p><text:span text:style-name="T6">12.Enter code from your email</text:span></text:p>
            <text:p><text:span text:style-name="T6">13.Click on Continue button</text:span></text:p>
            <text:p><text:span text:style-name="T6">14.Click on OK button</text:span></text:p>
            <text:p><text:span text:style-name="T4"/></text:p>
          </table:table-cell>
          <table:table-cell table:style-name="ce37" office:value-type="string" calcext:value-type="string">
            <text:p><text:span text:style-name="T10">E-mail:</text:span><text:span text:style-name="T11"> dominicpeterson.gmail.com</text:span></text:p>
            <text:p><text:span text:style-name="T10">FirstName: </text:span><text:span text:style-name="T11">Dominic</text:span></text:p>
            <text:p><text:span text:style-name="T10">Surname:</text:span><text:span text:style-name="T11"> Peterson</text:span></text:p>
            <text:p><text:span text:style-name="T10">NewPassword:</text:span><text:span text:style-name="T11"> Pdominic567</text:span></text:p>
            <text:p><text:span text:style-name="T10">DateOfBirth:</text:span><text:span text:style-name="T11"> 06.07.1987.</text:span></text:p>
            <text:p><text:span text:style-name="T10">FBCodeFromYourEmal:</text:span><text:span text:style-name="T11"> FB-98567</text:span></text:p>
          </table:table-cell>
          <table:table-cell table:style-name="ce46" office:value-type="string" calcext:value-type="string">
            <text:p>New Facebook account is not created</text:p>
          </table:table-cell>
          <table:table-cell table:style-name="ce32" office:value-type="string" calcext:value-type="string">
            <text:p>New Facebook account is not created</text:p>
          </table:table-cell>
          <table:table-cell table:style-name="ce40" office:value-type="string" calcext:value-type="string">
            <text:p>Pass</text:p>
          </table:table-cell>
          <table:table-cell table:style-name="ce16" office:value-type="string" calcext:value-type="string">
            <text:p>Slobodan Zivic</text:p>
          </table:table-cell>
          <table:table-cell table:style-name="ce42" office:value-type="string" calcext:value-type="string">
            <text:p>27.12.2020.</text:p>
          </table:table-cell>
          <table:table-cell table:style-name="ce18"/>
          <table:table-cell table:number-columns-repeated="1011"/>
        </table:table-row>
        <table:table-row table:style-name="ro8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3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9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4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0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5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1">
          <table:table-cell table:style-name="ce3" office:value-type="string" calcext:value-type="string">
            <text:p>TS_FB_001</text:p>
          </table:table-cell>
          <table:table-cell table:style-name="ce7"/>
          <table:table-cell table:style-name="ce10" office:value-type="string" calcext:value-type="string">
            <text:p>TS_FB_006</text:p>
          </table:table-cell>
          <table:table-cell table:style-name="ce11"/>
          <table:table-cell table:style-name="ce13"/>
          <table:table-cell table:style-name="ce12" table:number-columns-repeated="2"/>
          <table:table-cell table:style-name="ce13" table:number-columns-repeated="3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7</text:p>
          </table:table-cell>
          <table:table-cell table:style-name="ce12" office:value-type="string" calcext:value-type="string">
            <text:p><text:s/></text:p>
          </table:table-cell>
          <table:table-cell table:style-name="ce13"/>
          <table:table-cell table:style-name="ce12" table:number-columns-repeated="2"/>
          <table:table-cell table:style-name="ce14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3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8</text:p>
          </table:table-cell>
          <table:table-cell table:style-name="ce12" office:value-type="string" calcext:value-type="string">
            <text:p><text:s text:c="2"/></text:p>
          </table:table-cell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2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09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4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0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5">
          <table:table-cell table:style-name="ce3" office:value-type="string" calcext:value-type="string">
            <text:p>TS_FB_001</text:p>
          </table:table-cell>
          <table:table-cell table:style-name="ce8"/>
          <table:table-cell table:style-name="ce10" office:value-type="string" calcext:value-type="string">
            <text:p>TS_FB_011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5"/>
          <table:table-cell table:style-name="ce13" table:number-columns-repeated="2"/>
          <table:table-cell table:style-name="ce16" office:value-type="string" calcext:value-type="string">
            <text:p>Slobodan Zivic</text:p>
          </table:table-cell>
          <table:table-cell table:style-name="ce13"/>
          <table:table-cell table:style-name="ce18"/>
          <table:table-cell table:number-columns-repeated="1011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ttar" svg:font-family="AlBattar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9:34:17.227106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0:40:00</meta:creation-date>
    <dc:language>en-US</dc:language>
    <dc:date>2020-12-27T19:34:38.650263042</dc:date>
    <meta:editing-cycles>9</meta:editing-cycles>
    <meta:editing-duration>PT37M28S</meta:editing-duration>
    <meta:generator>LibreOffice/6.1.5.2$Linux_X86_64 LibreOffice_project/10$Build-2</meta:generator>
    <meta:document-statistic meta:table-count="1" meta:cell-count="76" meta:object-count="0"/>
  </office:meta>
</office:document-meta>
</file>